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6.1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4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 fo:min-height="2.25cm" fo:min-width="4.3cm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 fo:min-height="2.25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6.6cm" svg:height="2.5cm" svg:x="0.2cm" svg:y="22.4cm">
          <text:p text:style-name="P1">WebsiteCertific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1cm" svg:height="2.5cm" svg:x="6.8cm" svg:y="7.2cm">
          <text:p text:style-name="P1">Mach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2.5cm" svg:x="8.4cm" svg:y="1.1cm">
          <text:p text:style-name="P1">DnsEnt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2.5cm" svg:x="14.6cm" svg:y="1.1cm">
          <text:p text:style-name="P1">Domai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7.55cm" svg:y1="22.1cm" svg:x2="17.65cm" svg:y2="20.3cm" draw:start-shape="id1" draw:start-glue-point="0" draw:end-shape="id2" svg:d="M17550 22100l100-1800" svg:viewBox="0 0 101 1801">
          <text:p text:style-name="P1">POINTS_TO</text:p>
        </draw:connector>
        <draw:custom-shape draw:style-name="gr2" draw:text-style-name="P1" xml:id="id3" draw:id="id3" draw:layer="layout" svg:width="5.1cm" svg:height="2.5cm" svg:x="0.8cm" svg:y="13.2cm">
          <text:p text:style-name="P1">UrlRedirectio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.35cm" svg:y1="13.2cm" svg:x2="6.8cm" svg:y2="8.45cm" draw:start-shape="id3" draw:start-glue-point="0" draw:end-shape="id4" draw:end-glue-point="3" svg:d="M3350 13200l3450-4750" svg:viewBox="0 0 3451 4751">
          <text:p text:style-name="P1">INSTALLED_ON</text:p>
        </draw:connector>
        <draw:connector draw:style-name="gr3" draw:text-style-name="P2" draw:layer="layout" draw:type="line" svg:x1="3.35cm" svg:y1="15.7cm" svg:x2="3.5cm" svg:y2="22.4cm" draw:start-shape="id3" draw:start-glue-point="2" draw:end-shape="id5" svg:d="M3350 15700l150 6700" svg:viewBox="0 0 151 6701">
          <text:p text:style-name="P1">USES</text:p>
        </draw:connector>
        <draw:connector draw:style-name="gr3" draw:text-style-name="P2" draw:layer="layout" draw:type="line" svg:x1="9.3cm" svg:y1="20.4cm" svg:x2="9.35cm" svg:y2="9.7cm" draw:start-shape="id6" draw:start-glue-point="2" draw:end-shape="id4" svg:d="M9300 20400l50-10700" svg:viewBox="0 0 51 10701">
          <text:p text:style-name="P1">INSTALLED_ON</text:p>
        </draw:connector>
        <draw:custom-shape draw:style-name="gr2" draw:text-style-name="P1" xml:id="id7" draw:id="id7" draw:layer="layout" svg:width="5.1cm" svg:height="2.5cm" svg:x="16.1cm" svg:y="7.2cm">
          <text:p text:style-name="P1">DnsPoint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6.1cm" svg:y1="8.45cm" svg:x2="11.9cm" svg:y2="8.45cm" draw:start-shape="id7" draw:end-shape="id4" svg:d="M16100 8450h-4200" svg:viewBox="0 0 4201 1">
          <text:p text:style-name="P1">POINTS_TO</text:p>
        </draw:connector>
        <draw:connector draw:style-name="gr3" draw:text-style-name="P2" draw:layer="layout" draw:type="line" svg:x1="15.1cm" svg:y1="19.05cm" svg:x2="11.7cm" svg:y2="19.15cm" draw:start-shape="id2" draw:start-glue-point="3" draw:end-shape="id6" draw:end-glue-point="1" svg:d="M15100 19050l-3400 100" svg:viewBox="0 0 3401 101">
          <text:p text:style-name="P1">RUN_AS</text:p>
        </draw:connector>
        <draw:connector draw:style-name="gr3" draw:text-style-name="P2" draw:layer="layout" draw:type="line" svg:x1="17.65cm" svg:y1="17.8cm" svg:x2="11.9cm" svg:y2="8.45cm" draw:start-shape="id2" draw:start-glue-point="0" draw:end-shape="id4" svg:d="M17650 17800l-5750-9350" svg:viewBox="0 0 5751 9351">
          <text:p text:style-name="P1">INSTALLED_ON</text:p>
        </draw:connector>
        <draw:custom-shape draw:style-name="gr4" draw:text-style-name="P3" xml:id="id6" draw:id="id6" draw:layer="layout" svg:width="4.8cm" svg:height="2.5cm" svg:x="6.9cm" svg:y="17.9cm">
          <text:p text:style-name="P1">UnixUser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5.1cm" svg:height="2.5cm" svg:x="15.1cm" svg:y="17.8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5.1cm" svg:height="2.5cm" svg:x="15cm" svg:y="22.1cm">
          <text:p text:style-name="P1">Websi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15:28:45.784924503</meta:creation-date>
    <meta:generator>LibreOffice/5.1.6.2$Linux_X86_64 LibreOffice_project/10m0$Build-2</meta:generator>
    <dc:date>2017-09-07T21:17:50.172422614</dc:date>
    <meta:editing-duration>PT1H18M12S</meta:editing-duration>
    <meta:editing-cycles>16</meta:editing-cycles>
    <meta:document-statistic meta:object-count="16"/>
  </office:meta>
</office:document-meta>
</file>